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ense talk</text:p>
          </draw:text-box>
          <office:event-listeners>
            <presentation:event-listener script:event-name="dom:click" presentation:action="last-page"/>
          </office:event-listeners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hesis title</text:p>
            <text:p/>
            <text:p>Names…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wo topics</text:p>
          </draw:text-box>
          <office:event-listeners>
            <presentation:event-listener script:event-name="dom:click" presentation:action="last-page"/>
          </office:event-listeners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hesis title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tents</text:p>
          </draw:text-box>
        </draw:frame>
        <draw:frame presentation:style-name="pr4" draw:text-style-name="P2" draw:layer="layout" svg:width="25.199cm" svg:height="12.179cm" svg:x="1.401cm" svg:y="4.914cm" presentation:class="outline" presentation:user-transformed="true">
          <draw:text-box>
            <text:list text:style-name="L3">
              <text:list-item>
                <text:p text:style-name="P2">Solar wind</text:p>
              </text:list-item>
              <text:list-item>
                <text:p text:style-name="P2">Study 1</text:p>
              </text:list-item>
              <text:list-item>
                <text:p text:style-name="P2">Study 2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ar wind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ar wind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2:35:22.060168904</meta:creation-date>
    <dc:date>2018-10-11T15:48:37.751377497</dc:date>
    <meta:editing-duration>PT2H59M25S</meta:editing-duration>
    <meta:editing-cycles>2</meta:editing-cycles>
    <meta:generator>LibreOffice/5.1.6.2$Linux_X86_64 LibreOffice_project/10m0$Build-2</meta:generator>
    <meta:document-statistic meta:object-count="41"/>
  </office:meta>
</office:document-meta>
</file>